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Footer">
      <style:text-properties fo:background-color="#ffffff"/>
    </style:style>
    <style:style style:name="P2" style:family="paragraph" style:parent-style-name="Title">
      <style:text-properties fo:font-size="16pt" officeooo:rsid="001c05c7" officeooo:paragraph-rsid="001c05c7" style:font-size-asian="14pt" style:font-size-complex="16pt"/>
    </style:style>
    <style:style style:name="P3" style:family="paragraph" style:parent-style-name="Text_20_body">
      <style:text-properties fo:font-size="11pt" style:font-size-asian="9.60000038146973pt" style:font-size-complex="11pt"/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.146cm" style:contextual-spacing="false" fo:line-height="100%" fo:padding="0.049cm" fo:border="0.06pt solid #000000">
        <style:tab-stops>
          <style:tab-stop style:position="1cm"/>
          <style:tab-stop style:position="4.498cm" style:type="right" style:leader-style="dotted" style:leader-text="."/>
          <style:tab-stop style:position="8.999cm" style:type="center" style:leader-style="solid" style:leader-text="-"/>
          <style:tab-stop style:position="12.502cm" style:type="char" style:char="," style:leader-style="solid" style:leader-text="_"/>
        </style:tab-stops>
      </style:paragraph-properties>
      <style:text-properties fo:font-size="11pt" officeooo:rsid="001c05c7" officeooo:paragraph-rsid="001c05c7" style:font-size-asian="9.60000038146973pt" style:font-size-complex="11pt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.146cm" style:contextual-spacing="false" fo:line-height="100%" fo:padding="0.049cm" fo:border="0.06pt solid #000000" style:join-border="false">
        <style:tab-stops>
          <style:tab-stop style:position="1cm"/>
          <style:tab-stop style:position="4.498cm" style:type="right" style:leader-style="dotted" style:leader-text="."/>
          <style:tab-stop style:position="8.999cm" style:type="center" style:leader-style="solid" style:leader-text="-"/>
          <style:tab-stop style:position="12.502cm" style:type="char" style:char="," style:leader-style="solid" style:leader-text="_"/>
        </style:tab-stops>
      </style:paragraph-properties>
      <style:text-properties fo:font-size="11pt" officeooo:rsid="001c05c7" officeooo:paragraph-rsid="001c05c7" fo:background-color="#ffffff" style:font-size-asian="9.60000038146973pt" style:font-size-complex="11pt"/>
    </style:style>
    <style:style style:name="P6" style:family="paragraph" style:parent-style-name="Text_20_body">
      <loext:graphic-properties draw:fill-gradient-name="gradient" draw:fill-hatch-name="hatch"/>
      <style:paragraph-properties fo:margin-top="0.3cm" fo:margin-bottom="0.15cm" style:contextual-spacing="false" fo:line-height="100%" fo:padding="0.049cm" fo:border="none" style:join-border="false">
        <style:tab-stops>
          <style:tab-stop style:position="1cm"/>
          <style:tab-stop style:position="4.498cm" style:type="right" style:leader-style="dotted" style:leader-text="."/>
          <style:tab-stop style:position="8.999cm" style:type="center" style:leader-style="solid" style:leader-text="-"/>
          <style:tab-stop style:position="12.502cm" style:type="char" style:char="," style:leader-style="solid" style:leader-text="_"/>
        </style:tab-stops>
      </style:paragraph-properties>
      <style:text-properties fo:font-size="11pt" officeooo:rsid="001ead7f" officeooo:paragraph-rsid="001ead7f" fo:background-color="#ffffff" style:font-size-asian="9.60000038146973pt" style:font-size-complex="11pt"/>
    </style:style>
    <style:style style:name="P7" style:family="paragraph" style:parent-style-name="Text_20_body">
      <loext:graphic-properties draw:fill-gradient-name="gradient" draw:fill-hatch-name="hatch"/>
      <style:paragraph-properties fo:margin-top="0cm" fo:margin-bottom="0.146cm" style:contextual-spacing="false" fo:line-height="100%" fo:padding="0.049cm" fo:border="0.06pt solid #000000" style:join-border="true">
        <style:tab-stops>
          <style:tab-stop style:position="0.499cm"/>
          <style:tab-stop style:position="5.001cm" style:type="center" style:leader-style="solid" style:leader-text="-"/>
          <style:tab-stop style:position="8.999cm" style:leader-style="dotted" style:leader-text="."/>
          <style:tab-stop style:position="14cm" style:type="char" style:char="," style:leader-style="solid" style:leader-text="_"/>
        </style:tab-stops>
      </style:paragraph-properties>
      <style:text-properties fo:font-size="11pt" officeooo:rsid="001ead7f" officeooo:paragraph-rsid="0020820e" fo:background-color="#ffffff" style:font-size-asian="9.60000038146973pt" style:font-size-complex="11pt"/>
    </style:style>
    <style:style style:name="P8" style:family="paragraph" style:parent-style-name="Text_20_body">
      <loext:graphic-properties draw:fill-gradient-name="gradient" draw:fill-hatch-name="hatch"/>
      <style:paragraph-properties fo:margin-top="0cm" fo:margin-bottom="0.146cm" style:contextual-spacing="false" fo:line-height="100%" fo:padding="0.049cm" fo:border="0.06pt solid #000000" style:join-border="true">
        <style:tab-stops>
          <style:tab-stop style:position="0.499cm"/>
          <style:tab-stop style:position="5.001cm" style:type="center" style:leader-style="solid" style:leader-text="-"/>
          <style:tab-stop style:position="8.999cm" style:leader-style="dotted" style:leader-text="."/>
          <style:tab-stop style:position="14cm" style:type="char" style:char="," style:leader-style="solid" style:leader-text="_"/>
        </style:tab-stops>
      </style:paragraph-properties>
      <style:text-properties fo:font-size="11pt" officeooo:rsid="001ead7f" officeooo:paragraph-rsid="0022b0ac" fo:background-color="#ffffff" style:font-size-asian="9.60000038146973pt" style:font-size-complex="11pt"/>
    </style:style>
    <style:style style:name="P9" style:family="paragraph" style:parent-style-name="Text_20_body">
      <loext:graphic-properties draw:fill-gradient-name="gradient" draw:fill-hatch-name="hatch"/>
      <style:paragraph-properties fo:margin-top="0cm" fo:margin-bottom="0.146cm" style:contextual-spacing="false" fo:line-height="100%" fo:padding="0.049cm" fo:border="0.06pt solid #000000">
        <style:tab-stops>
          <style:tab-stop style:position="1cm"/>
          <style:tab-stop style:position="4.498cm" style:type="right" style:leader-style="dotted" style:leader-text="."/>
          <style:tab-stop style:position="8.999cm" style:type="center" style:leader-style="solid" style:leader-text="-"/>
          <style:tab-stop style:position="12.502cm" style:type="char" style:char="," style:leader-style="solid" style:leader-text="_"/>
        </style:tab-stops>
      </style:paragraph-properties>
      <style:text-properties fo:font-size="11pt" officeooo:rsid="001c05c7" officeooo:paragraph-rsid="001c05c7" fo:background-color="transparent" style:font-size-asian="9.60000038146973pt" style:font-size-complex="11pt"/>
    </style:style>
    <style:style style:name="T1" style:family="text">
      <style:text-properties officeooo:rsid="001a3106"/>
    </style:style>
    <style:style style:name="T2" style:family="text">
      <style:text-properties fo:background-color="#ffffff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1ead7f"/>
    </style:style>
    <style:style style:name="T6" style:family="text">
      <style:text-properties officeooo:rsid="0020820e"/>
    </style:style>
    <style:style style:name="T7" style:family="text">
      <style:text-properties officeooo:rsid="0022b0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23. tabulaciones</text:p>
      <text:p text:style-name="P3">Utiliza los tabuladores para crear la siguiente lista de datos:</text:p>
      <text:p text:style-name="P4"><text:tab/>1<text:span text:style-name="T2"><text:tab/>1<text:tab/>1</text:span><text:span text:style-name="T4"><text:tab/>1,1</text:span></text:p>
      <text:p text:style-name="P9"><text:tab/>22<text:tab/>22<text:tab/>22<text:tab/>22,22</text:p>
      <text:p text:style-name="P9"><text:tab/>333<text:tab/>333<text:tab/>333<text:tab/>333,333</text:p>
      <text:p text:style-name="P9"><text:tab/>4444<text:tab/>4444<text:tab/>4444<text:tab/>4444,4444</text:p>
      <text:p text:style-name="P5"><text:span text:style-name="T3"><text:tab/>55555<text:tab/>55555<text:tab/>55555<text:tab/></text:span>55555,5555<text:span text:style-name="T5">5</text:span></text:p>
      <text:p text:style-name="P6">Partiendo del texto que se dispone a continuación y haciendo uso de las tabulaciones crea una clasificación con el siguiente formato:</text:p>
      <text:p text:style-name="P8"><text:span text:style-name="T6"><text:tab/></text:span></text:p>
      <text:p text:style-name="P8"><text:span text:style-name="T7"><text:tab/></text:span>1<text:span text:style-name="T6"><text:tab/></text:span>Antonio Roca<text:span text:style-name="T6"> </text:span>Perez<text:span text:style-name="T6"><text:tab/></text:span>Liebres<text:span text:style-name="T6"> </text:span>del Toz<text:span text:style-name="T6"><text:tab/></text:span>11,09</text:p>
      <text:p text:style-name="P7"><text:span text:style-name="T6"><text:tab/></text:span>2<text:span text:style-name="T6"><text:tab/></text:span>Gerónimo<text:span text:style-name="T6"> </text:span>Martínez<text:span text:style-name="T6"> </text:span>Vilaseca<text:span text:style-name="T6"><text:tab/></text:span>C.D. Carneros<text:span text:style-name="T6"><text:tab/></text:span>11,25</text:p>
      <text:p text:style-name="P7"><text:span text:style-name="T6"><text:tab/></text:span>3<text:span text:style-name="T6"><text:tab/></text:span>EnriqueMorenoMoreno<text:span text:style-name="T6"><text:tab/></text:span>Liebres<text:span text:style-name="T7"> </text:span>del<text:span text:style-name="T7"> </text:span>Toz<text:span text:style-name="T7"><text:tab/>1</text:span>1,27</text:p>
      <text:p text:style-name="P7"><text:span text:style-name="T6"><text:tab/></text:span>4<text:span text:style-name="T6"><text:tab/></text:span>Janis<text:span text:style-name="T6"> </text:span>Miñarro<text:span text:style-name="T6"> </text:span>Palau<text:span text:style-name="T6"><text:tab/></text:span>Liebres<text:span text:style-name="T6"> </text:span>del Toz<text:span text:style-name="T6"><text:tab/></text:span>11,29</text:p>
      <text:p text:style-name="P7"><text:span text:style-name="T6"><text:tab/></text:span>5<text:span text:style-name="T6"><text:tab/></text:span>Adriana<text:span text:style-name="T6"> </text:span>Grau<text:span text:style-name="T6"> </text:span>Ortiz<text:span text:style-name="T6"><text:tab/></text:span>C.D. Carneros<text:span text:style-name="T6"><text:tab/></text:span>11,32</text:p>
      <text:p text:style-name="P7"><text:span text:style-name="T6"><text:tab/></text:span>6<text:span text:style-name="T6"><text:tab/></text:span>Maria<text:span text:style-name="T6"> </text:span>Singleton<text:span text:style-name="T6"> </text:span>Panta<text:span text:style-name="T6"><text:tab/></text:span>Liebres<text:span text:style-name="T7"> </text:span>del<text:span text:style-name="T7"> </text:span>Toz<text:span text:style-name="T6"><text:tab/></text:span>11,33</text:p>
      <text:p text:style-name="P7"><text:span text:style-name="T6"><text:tab/></text:span>7<text:span text:style-name="T6"><text:tab/></text:span>Silvia<text:span text:style-name="T6"> </text:span>Martínez<text:span text:style-name="T6"> </text:span>Pallero<text:span text:style-name="T6"><text:tab/></text:span>Liebres<text:span text:style-name="T6"> </text:span>del Toz<text:span text:style-name="T6"><text:tab/></text:span>11,37</text:p>
      <text:p text:style-name="P7"><text:span text:style-name="T6"><text:tab/></text:span>8<text:span text:style-name="T6"><text:tab/></text:span>Pablo<text:span text:style-name="T6"> </text:span>Puig<text:span text:style-name="T6"> </text:span>Piñana<text:span text:style-name="T6"><text:tab/></text:span>Liebres<text:span text:style-name="T6"> </text:span>del Toz<text:span text:style-name="T6"><text:tab/></text:span>11,38</text:p>
      <text:p text:style-name="P7"><text:span text:style-name="T6"><text:tab/></text:span>9<text:span text:style-name="T6"><text:tab/></text:span>Alexandra<text:span text:style-name="T6"> </text:span>Fernandez<text:span text:style-name="T6"> </text:span>Pascual<text:span text:style-name="T6"><text:tab/></text:span>C.D. Carneros<text:span text:style-name="T6"><text:tab/></text:span>11,45</text:p>
      <text:p text:style-name="P7"><text:span text:style-name="T6"><text:tab/></text:span>10<text:span text:style-name="T6"><text:tab/></text:span>Almudena<text:span text:style-name="T6"> </text:span>Chofre<text:span text:style-name="T6"> </text:span>Rivera<text:span text:style-name="T6"><text:tab/></text:span>Liebres<text:span text:style-name="T6"> </text:span>del<text:span text:style-name="T6"> </text:span>Toz<text:span text:style-name="T6"><text:tab/></text:span>11,46</text:p>
      <text:p text:style-name="P7"><text:span text:style-name="T6"><text:tab/></text:span>11<text:span text:style-name="T6"><text:tab/></text:span>Diana<text:span text:style-name="T6"> </text:span>Isabel<text:span text:style-name="T6"> </text:span>Valles<text:span text:style-name="T6"> </text:span>Piris<text:span text:style-name="T6"><text:tab/></text:span>C.D. Carneros<text:span text:style-name="T6"><text:tab/></text:span>11,47</text:p>
      <text:p text:style-name="P7"><text:span text:style-name="T6"><text:tab/></text:span>12<text:span text:style-name="T6"><text:tab/></text:span>Hector<text:span text:style-name="T6"> </text:span>Planelles<text:span text:style-name="T6"> </text:span>Llopis<text:span text:style-name="T6"><text:tab/></text:span>Liebres<text:span text:style-name="T6"> </text:span>del Toz<text:span text:style-name="T6"><text:tab/></text:span>11,49</text:p>
      <text:p text:style-name="P7"><text:span text:style-name="T6"><text:tab/></text:span>13<text:span text:style-name="T6"><text:tab/></text:span>Paula<text:span text:style-name="T6"> </text:span>Isabel<text:span text:style-name="T6"> </text:span>Andujar<text:span text:style-name="T6"> </text:span>Riego<text:span text:style-name="T6"><text:tab/></text:span>C.D. Carneros<text:span text:style-name="T6"><text:tab/></text:span>11,51</text:p>
      <text:p text:style-name="P7"><text:tab/>1<text:span text:style-name="T6">4<text:tab/></text:span>Maria<text:span text:style-name="T6"> </text:span>Garcia<text:span text:style-name="T6"> </text:span>Piris<text:span text:style-name="T6"><text:tab/></text:span>Liebres<text:span text:style-name="T6"> </text:span>del<text:span text:style-name="T6"> </text:span>Toz<text:span text:style-name="T6"><text:tab/></text:span>11,53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style:page-number="auto">
        <style:tab-stops/>
      </style:paragraph-properties>
      <style:text-properties fo:font-size="11pt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margin-top="0cm" fo:margin-bottom="0.7cm" style:contextual-spacing="true" fo:line-height="100%" fo:text-align="center" style:justify-single-word="false">
        <style:tab-stops/>
      </style:paragraph-properties>
      <style:text-properties fo:text-transform="uppercase" fo:font-size="16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11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background-color="#ffffff"/>
    </style:style>
    <style:style style:name="MT1" style:family="text">
      <style:text-properties officeooo:rsid="001a3106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1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6T01:50:52.312654999</meta:creation-date>
    <dc:title>Ofimática</dc:title>
    <meta:editing-duration>PT3M9S</meta:editing-duration>
    <meta:editing-cycles>2</meta:editing-cycles>
    <meta:generator>LibreOffice/7.4.1.2$Linux_X86_64 LibreOffice_project/40$Build-2</meta:generator>
    <dc:date>2022-10-16T02:23:34.508304943</dc:date>
    <meta:document-statistic meta:table-count="0" meta:image-count="0" meta:object-count="0" meta:page-count="1" meta:paragraph-count="24" meta:word-count="165" meta:character-count="993" meta:non-whitespace-character-count="831"/>
    <meta:template xlink:type="simple" xlink:actuate="onRequest" xlink:title="Ofimática" xlink:href="../../../Plantillas/Ofimática.ott" meta:date="2022-10-16T01:50:51.560206578"/>
  </office:meta>
</office:document-meta>
</file>